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4mm"/>
    </style:style>
    <style:style style:name="co2" style:family="table-column">
      <style:table-column-properties fo:break-before="auto" style:column-width="7.18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5" table:default-cell-style-name="Default"/>
        <table:table-column table:style-name="co1" table:number-columns-repeated="100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 table:formula="of:=([.E6]+[.F7]+[.G6])/3" office:value-type="float" office:value="-6.70699823310878" calcext:value-type="float">
            <text:p>-6.70699823310878</text:p>
          </table:table-cell>
          <table:table-cell table:formula="of:=([.F6]+[.G7]+[.H6])/3" office:value-type="float" office:value="-4.6185937290012" calcext:value-type="float">
            <text:p>-4.6185937290012</text:p>
          </table:table-cell>
          <table:table-cell table:formula="of:=([.G6]+[.H7]+[.I6])/3" office:value-type="float" office:value="-3.04877746802372" calcext:value-type="float">
            <text:p>-3.04877746802372</text:p>
          </table:table-cell>
          <table:table-cell table:formula="of:=([.H6]+[.I7]+[.J6])/3" office:value-type="float" office:value="-1.70694738953569" calcext:value-type="float">
            <text:p>-1.70694738953569</text:p>
          </table:table-cell>
          <table:table-cell table:formula="of:=([.I6]+[.J7]+[.K6])/3" office:value-type="float" office:value="-0.434626280836012" calcext:value-type="float">
            <text:p>-0.434626280836012</text:p>
          </table:table-cell>
          <table:table-cell table:formula="of:=([.J6]+[.K7]+[.L6])/3" office:value-type="float" office:value="0.884906597678668" calcext:value-type="float">
            <text:p>0.884906597678668</text:p>
          </table:table-cell>
          <table:table-cell table:formula="of:=([.K6]+[.L7]+[.M6])/3" office:value-type="float" office:value="0.441283087103997" calcext:value-type="float">
            <text:p>0.441283087103997</text:p>
          </table:table-cell>
          <table:table-cell table:formula="of:=([.L6]+[.M7]+[.N6])/3" office:value-type="float" office:value="0.147094362367992" calcext:value-type="float">
            <text:p>0.147094362367992</text:p>
          </table:table-cell>
          <table:table-cell table:formula="of:=([.M6]+[.N7])/2" office:value-type="float" office:value="-0.0000000000000102556851899749" calcext:value-type="float">
            <text:p>-1.02556851899749E-1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6]+[.E8]+[.F7])/3" office:value-type="float" office:value="-6.84027036204537" calcext:value-type="float">
            <text:p>-6.84027036204537</text:p>
          </table:table-cell>
          <table:table-cell table:formula="of:=([.F6]+[.E7]+[.F8]+[.G7])/4" office:value-type="float" office:value="-5.50271918610184" calcext:value-type="float">
            <text:p>-5.50271918610184</text:p>
          </table:table-cell>
          <table:table-cell table:formula="of:=([.G6]+[.F7]+[.G8]+[.H7])/4" office:value-type="float" office:value="-4.10021991214738" calcext:value-type="float">
            <text:p>-4.10021991214738</text:p>
          </table:table-cell>
          <table:table-cell table:formula="of:=([.H6]+[.G7]+[.H8]+[.I7])/4" office:value-type="float" office:value="-2.82110557708516" calcext:value-type="float">
            <text:p>-2.82110557708516</text:p>
          </table:table-cell>
          <table:table-cell table:formula="of:=([.I6]+[.H7]+[.I8]+[.J7])/4" office:value-type="float" office:value="-1.63777573302112" calcext:value-type="float">
            <text:p>-1.63777573302112</text:p>
          </table:table-cell>
          <table:table-cell table:formula="of:=([.J6]+[.I7]+[.J8]+[.K7])/4" office:value-type="float" office:value="-0.482342306749154" calcext:value-type="float">
            <text:p>-0.482342306749154</text:p>
          </table:table-cell>
          <table:table-cell table:formula="of:=([.K6]+[.J7]+[.K8]+[.L7])/4" office:value-type="float" office:value="0.726110117957347" calcext:value-type="float">
            <text:p>0.726110117957347</text:p>
          </table:table-cell>
          <table:table-cell table:formula="of:=([.L6]+[.K7]+[.L8]+[.M7])/4" office:value-type="float" office:value="0.291848301265331" calcext:value-type="float">
            <text:p>0.291848301265331</text:p>
          </table:table-cell>
          <table:table-cell table:formula="of:=([.M6]+[.L7]+[.M8]+[.N7])/4" office:value-type="float" office:value="-0.000000000000010248746296071" calcext:value-type="float">
            <text:p>-1.0248746296071E-14</text:p>
          </table:table-cell>
          <table:table-cell table:formula="of:=([.N6]+[.N8]+[.M7])/3" office:value-type="float" office:value="-0.147094362368013" calcext:value-type="float">
            <text:p>-0.147094362368013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7]+[.E9]+[.F8])/3" office:value-type="float" office:value="-5.01825297545668" calcext:value-type="float">
            <text:p>-5.01825297545668</text:p>
          </table:table-cell>
          <table:table-cell table:formula="of:=([.F7]+[.E8]+[.F9]+[.G8])/4" office:value-type="float" office:value="-4.36370070201045" calcext:value-type="float">
            <text:p>-4.36370070201045</text:p>
          </table:table-cell>
          <table:table-cell table:formula="of:=([.G7]+[.F8]+[.G9]+[.H8])/4" office:value-type="float" office:value="-3.45878103350835" calcext:value-type="float">
            <text:p>-3.45878103350835</text:p>
          </table:table-cell>
          <table:table-cell table:formula="of:=([.H7]+[.G8]+[.H9]+[.I8])/4" office:value-type="float" office:value="-2.49795728809684" calcext:value-type="float">
            <text:p>-2.49795728809684</text:p>
          </table:table-cell>
          <table:table-cell table:formula="of:=([.I7]+[.H8]+[.I9]+[.J8])/4" office:value-type="float" office:value="-1.54126630596694" calcext:value-type="float">
            <text:p>-1.54126630596694</text:p>
          </table:table-cell>
          <table:table-cell table:formula="of:=([.J7]+[.I8]+[.J9]+[.K8])/4" office:value-type="float" office:value="-0.583687905389141" calcext:value-type="float">
            <text:p>-0.583687905389141</text:p>
          </table:table-cell>
          <table:table-cell table:formula="of:=([.K7]+[.J8]+[.K9]+[.L8])/4" office:value-type="float" office:value="0.423505068122554" calcext:value-type="float">
            <text:p>0.423505068122554</text:p>
          </table:table-cell>
          <table:table-cell table:formula="of:=([.L7]+[.K8]+[.L9]+[.M8])/4" office:value-type="float" office:value="-0.0000000000000102418074021671" calcext:value-type="float">
            <text:p>-1.02418074021671E-14</text:p>
          </table:table-cell>
          <table:table-cell table:formula="of:=([.M7]+[.L8]+[.M9]+[.N8])/4" office:value-type="float" office:value="-0.291848301265351" calcext:value-type="float">
            <text:p>-0.291848301265351</text:p>
          </table:table-cell>
          <table:table-cell table:formula="of:=([.N7]+[.N9]+[.M8])/3" office:value-type="float" office:value="-0.441283087104018" calcext:value-type="float">
            <text:p>-0.44128308710401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8]+[.E10]+[.F9])/3" office:value-type="float" office:value="-3.85088047229444" calcext:value-type="float">
            <text:p>-3.85088047229444</text:p>
          </table:table-cell>
          <table:table-cell table:formula="of:=([.F8]+[.E9]+[.F10]+[.G9])/4" office:value-type="float" office:value="-3.47556506432879" calcext:value-type="float">
            <text:p>-3.47556506432879</text:p>
          </table:table-cell>
          <table:table-cell table:formula="of:=([.G8]+[.F9]+[.G10]+[.H9])/4" office:value-type="float" office:value="-2.8736862703629" calcext:value-type="float">
            <text:p>-2.8736862703629</text:p>
          </table:table-cell>
          <table:table-cell table:formula="of:=([.H8]+[.G9]+[.H10]+[.I9])/4" office:value-type="float" office:value="-2.17099711913681" calcext:value-type="float">
            <text:p>-2.17099711913681</text:p>
          </table:table-cell>
          <table:table-cell table:formula="of:=([.I8]+[.H9]+[.I10]+[.J9])/4" office:value-type="float" office:value="-1.44607386575028" calcext:value-type="float">
            <text:p>-1.44607386575028</text:p>
          </table:table-cell>
          <table:table-cell table:formula="of:=([.J8]+[.I9]+[.J10]+[.K9])/4" office:value-type="float" office:value="-0.735623597722043" calcext:value-type="float">
            <text:p>-0.735623597722043</text:p>
          </table:table-cell>
          <table:table-cell table:formula="of:=([.K8]+[.J9]+[.K10]+[.L9])/4" office:value-type="float" office:value="-0.000000000000010325074129014" calcext:value-type="float">
            <text:p>-1.0325074129014E-14</text:p>
          </table:table-cell>
          <table:table-cell table:formula="of:=([.L8]+[.K9]+[.L10]+[.M9])/4" office:value-type="float" office:value="-0.423505068122575" calcext:value-type="float">
            <text:p>-0.423505068122575</text:p>
          </table:table-cell>
          <table:table-cell table:formula="of:=([.M8]+[.L9]+[.M10]+[.N9])/4" office:value-type="float" office:value="-0.726110117957367" calcext:value-type="float">
            <text:p>-0.726110117957367</text:p>
          </table:table-cell>
          <table:table-cell table:formula="of:=([.N8]+[.N10]+[.M9])/3" office:value-type="float" office:value="-0.884906597678689" calcext:value-type="float">
            <text:p>-0.884906597678689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9]+[.E11]+[.F10])/3" office:value-type="float" office:value="-3.05897085898908" calcext:value-type="float">
            <text:p>-3.05897085898908</text:p>
          </table:table-cell>
          <table:table-cell table:formula="of:=([.F9]+[.E10]+[.F11]+[.G10])/4" office:value-type="float" office:value="-2.81430489023283" calcext:value-type="float">
            <text:p>-2.81430489023283</text:p>
          </table:table-cell>
          <table:table-cell table:formula="of:=([.G9]+[.F10]+[.G11]+[.H10])/4" office:value-type="float" office:value="-2.3896808566141" calcext:value-type="float">
            <text:p>-2.3896808566141</text:p>
          </table:table-cell>
          <table:table-cell table:formula="of:=([.H9]+[.G10]+[.H11]+[.I10])/4" office:value-type="float" office:value="-1.86657750873444" calcext:value-type="float">
            <text:p>-1.86657750873444</text:p>
          </table:table-cell>
          <table:table-cell table:formula="of:=([.I9]+[.H10]+[.I11]+[.J10])/4" office:value-type="float" office:value="-1.33689889850399" calcext:value-type="float">
            <text:p>-1.33689889850399</text:p>
          </table:table-cell>
          <table:table-cell table:formula="of:=([.J9]+[.I10]+[.J11]+[.K10])/4" office:value-type="float" office:value="-0.913912953738062" calcext:value-type="float">
            <text:p>-0.913912953738062</text:p>
          </table:table-cell>
          <table:table-cell table:formula="of:=([.K9]+[.J10]+[.K11]+[.L10])/4" office:value-type="float" office:value="-0.519869251252765" calcext:value-type="float">
            <text:p>-0.519869251252765</text:p>
          </table:table-cell>
          <table:table-cell table:formula="of:=([.L9]+[.K10]+[.L11]+[.M10])/4" office:value-type="float" office:value="-0.967910154532911" calcext:value-type="float">
            <text:p>-0.967910154532911</text:p>
          </table:table-cell>
          <table:table-cell table:formula="of:=([.M9]+[.L10]+[.M11]+[.N10])/4" office:value-type="float" office:value="-1.30418050476285" calcext:value-type="float">
            <text:p>-1.30418050476285</text:p>
          </table:table-cell>
          <table:table-cell table:formula="of:=([.N9]+[.N11]+[.M10])/3" office:value-type="float" office:value="-1.48732658797468" calcext:value-type="float">
            <text:p>-1.4873265879746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10]+[.E12]+[.F11])/3" office:value-type="float" office:value="-2.51177416971312" calcext:value-type="float">
            <text:p>-2.51177416971312</text:p>
          </table:table-cell>
          <table:table-cell table:formula="of:=([.F10]+[.E11]+[.F12]+[.G11])/4" office:value-type="float" office:value="-2.33336519988856" calcext:value-type="float">
            <text:p>-2.33336519988856</text:p>
          </table:table-cell>
          <table:table-cell table:formula="of:=([.G10]+[.F11]+[.G12]+[.H11])/4" office:value-type="float" office:value="-2.00446427047183" calcext:value-type="float">
            <text:p>-2.00446427047183</text:p>
          </table:table-cell>
          <table:table-cell table:formula="of:=([.H10]+[.G11]+[.H12]+[.I11])/4" office:value-type="float" office:value="-1.56928858927042" calcext:value-type="float">
            <text:p>-1.56928858927042</text:p>
          </table:table-cell>
          <table:table-cell table:formula="of:=([.I10]+[.H11]+[.I12]+[.J11])/4" office:value-type="float" office:value="-1.1222380562834" calcext:value-type="float">
            <text:p>-1.1222380562834</text:p>
          </table:table-cell>
          <table:table-cell table:formula="of:=([.J10]+[.I11]+[.J12]+[.K11])/4" office:value-type="float" office:value="-1.06439127968155" calcext:value-type="float">
            <text:p>-1.06439127968155</text:p>
          </table:table-cell>
          <table:table-cell table:formula="of:=([.K10]+[.J11]+[.K12]+[.L11])/4" office:value-type="float" office:value="-1.11156685047813" calcext:value-type="float">
            <text:p>-1.11156685047813</text:p>
          </table:table-cell>
          <table:table-cell table:formula="of:=([.L10]+[.K11]+[.L12]+[.M11])/4" office:value-type="float" office:value="-1.62408579399345" calcext:value-type="float">
            <text:p>-1.62408579399345</text:p>
          </table:table-cell>
          <table:table-cell table:formula="of:=([.M10]+[.L11]+[.M12]+[.N11])/4" office:value-type="float" office:value="-2.03537515858645" calcext:value-type="float">
            <text:p>-2.03537515858645</text:p>
          </table:table-cell>
          <table:table-cell table:formula="of:=([.N10]+[.N12]+[.M11])/3" office:value-type="float" office:value="-2.2728926614825" calcext:value-type="float">
            <text:p>-2.27289266148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11]+[.E13]+[.F12])/3" office:value-type="float" office:value="-2.14302264712885" calcext:value-type="float">
            <text:p>-2.14302264712885</text:p>
          </table:table-cell>
          <table:table-cell table:formula="of:=([.F11]+[.E12]+[.F13]+[.G12])/4" office:value-type="float" office:value="-2.00327704031165" calcext:value-type="float">
            <text:p>-2.00327704031165</text:p>
          </table:table-cell>
          <table:table-cell table:formula="of:=([.G11]+[.F12]+[.G13]+[.H12])/4" office:value-type="float" office:value="-1.72582208576729" calcext:value-type="float">
            <text:p>-1.72582208576729</text:p>
          </table:table-cell>
          <table:table-cell table:formula="of:=([.H11]+[.G12]+[.H13]+[.I12])/4" office:value-type="float" office:value="-1.28432651388161" calcext:value-type="float">
            <text:p>-1.28432651388161</text:p>
          </table:table-cell>
          <table:table-cell table:formula="of:=([.I11]+[.H12]+[.I13]+[.J12])/4" office:value-type="float" office:value="-0.51987795945136" calcext:value-type="float">
            <text:p>-0.51987795945136</text:p>
          </table:table-cell>
          <table:table-cell table:formula="of:=([.J11]+[.I12]+[.J13]+[.K12])/4" office:value-type="float" office:value="-1.11156685047813" calcext:value-type="float">
            <text:p>-1.11156685047813</text:p>
          </table:table-cell>
          <table:table-cell table:formula="of:=([.K11]+[.J12]+[.K13]+[.L12])/4" office:value-type="float" office:value="-1.74652893142722" calcext:value-type="float">
            <text:p>-1.74652893142722</text:p>
          </table:table-cell>
          <table:table-cell table:formula="of:=([.L11]+[.K12]+[.L13]+[.M12])/4" office:value-type="float" office:value="-2.38149101237632" calcext:value-type="float">
            <text:p>-2.38149101237632</text:p>
          </table:table-cell>
          <table:table-cell table:formula="of:=([.M11]+[.L12]+[.M13]+[.N12])/4" office:value-type="float" office:value="-2.940341674107" calcext:value-type="float">
            <text:p>-2.940341674107</text:p>
          </table:table-cell>
          <table:table-cell table:formula="of:=([.N11]+[.N13]+[.M12])/3" office:value-type="float" office:value="-3.29597623788637" calcext:value-type="float">
            <text:p>-3.2959762378863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12]+[.E14]+[.F13])/3" office:value-type="float" office:value="-1.91401673136178" calcext:value-type="float">
            <text:p>-1.91401673136178</text:p>
          </table:table-cell>
          <table:table-cell table:formula="of:=([.F12]+[.E13]+[.F14]+[.G13])/4" office:value-type="float" office:value="-1.8111332464353" calcext:value-type="float">
            <text:p>-1.8111332464353</text:p>
          </table:table-cell>
          <table:table-cell table:formula="of:=([.G12]+[.F13]+[.G14]+[.H13])/4" office:value-type="float" office:value="-1.61142068985042" calcext:value-type="float">
            <text:p>-1.61142068985042</text:p>
          </table:table-cell>
          <table:table-cell table:formula="of:=([.H12]+[.G13]+[.H14]+[.I13])/4" office:value-type="float" office:value="-1.32289474436957" calcext:value-type="float">
            <text:p>-1.32289474436957</text:p>
          </table:table-cell>
          <table:table-cell table:formula="of:=([.I12]+[.H13]+[.I14]+[.J13])/4" office:value-type="float" office:value="-0.967912336896758" calcext:value-type="float">
            <text:p>-0.967912336896758</text:p>
          </table:table-cell>
          <table:table-cell table:formula="of:=([.J12]+[.I13]+[.J14]+[.K13])/4" office:value-type="float" office:value="-1.62408579399345" calcext:value-type="float">
            <text:p>-1.62408579399345</text:p>
          </table:table-cell>
          <table:table-cell table:formula="of:=([.K12]+[.J13]+[.K14]+[.L13])/4" office:value-type="float" office:value="-2.38149101237632" calcext:value-type="float">
            <text:p>-2.38149101237632</text:p>
          </table:table-cell>
          <table:table-cell table:formula="of:=([.L12]+[.K13]+[.L14]+[.M13])/4" office:value-type="float" office:value="-3.21500764997759" calcext:value-type="float">
            <text:p>-3.21500764997759</text:p>
          </table:table-cell>
          <table:table-cell table:formula="of:=([.M12]+[.L13]+[.M14]+[.N13])/4" office:value-type="float" office:value="-4.04852428757886" calcext:value-type="float">
            <text:p>-4.04852428757886</text:p>
          </table:table-cell>
          <table:table-cell table:formula="of:=([.N12]+[.N14]+[.M13])/3" office:value-type="float" office:value="-4.67469437806962" calcext:value-type="float">
            <text:p>-4.6746943780696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13]+[.E15]+[.F14])/3" office:value-type="float" office:value="-1.78793049738833" calcext:value-type="float">
            <text:p>-1.78793049738833</text:p>
          </table:table-cell>
          <table:table-cell table:formula="of:=([.F13]+[.E14]+[.F15]+[.G14])/4" office:value-type="float" office:value="-1.71616035285746" calcext:value-type="float">
            <text:p>-1.71616035285746</text:p>
          </table:table-cell>
          <table:table-cell table:formula="of:=([.G13]+[.F14]+[.G15]+[.H14])/4" office:value-type="float" office:value="-1.58615607844652" calcext:value-type="float">
            <text:p>-1.58615607844652</text:p>
          </table:table-cell>
          <table:table-cell table:formula="of:=([.H13]+[.G14]+[.H15]+[.I14])/4" office:value-type="float" office:value="-1.42851494145218" calcext:value-type="float">
            <text:p>-1.42851494145218</text:p>
          </table:table-cell>
          <table:table-cell table:formula="of:=([.I13]+[.H14]+[.I15]+[.J14])/4" office:value-type="float" office:value="-1.30418107161061" calcext:value-type="float">
            <text:p>-1.30418107161061</text:p>
          </table:table-cell>
          <table:table-cell table:formula="of:=([.J13]+[.I14]+[.J15]+[.K14])/4" office:value-type="float" office:value="-2.03537515858645" calcext:value-type="float">
            <text:p>-2.03537515858645</text:p>
          </table:table-cell>
          <table:table-cell table:formula="of:=([.K13]+[.J14]+[.K15]+[.L14])/4" office:value-type="float" office:value="-2.940341674107" calcext:value-type="float">
            <text:p>-2.940341674107</text:p>
          </table:table-cell>
          <table:table-cell table:formula="of:=([.L13]+[.K14]+[.L15]+[.M14])/4" office:value-type="float" office:value="-4.04852428757886" calcext:value-type="float">
            <text:p>-4.04852428757886</text:p>
          </table:table-cell>
          <table:table-cell table:formula="of:=([.M13]+[.L14]+[.M15]+[.N14])/4" office:value-type="float" office:value="-5.36405344816124" calcext:value-type="float">
            <text:p>-5.36405344816124</text:p>
          </table:table-cell>
          <table:table-cell table:formula="of:=([.N13]+[.N15]+[.M14])/3" office:value-type="float" office:value="-6.67958260874362" calcext:value-type="float">
            <text:p>-6.6795826087436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14]+[.F15])/2" office:value-type="float" office:value="-1.733676043274" calcext:value-type="float">
            <text:p>-1.733676043274</text:p>
          </table:table-cell>
          <table:table-cell table:formula="of:=([.E15]+[.F14]+[.G15])/3" office:value-type="float" office:value="-1.67950311081014" calcext:value-type="float">
            <text:p>-1.67950311081014</text:p>
          </table:table-cell>
          <table:table-cell table:formula="of:=([.F15]+[.G14]+[.H15])/3" office:value-type="float" office:value="-1.58892022323379" calcext:value-type="float">
            <text:p>-1.58892022323379</text:p>
          </table:table-cell>
          <table:table-cell table:formula="of:=([.G15]+[.H14]+[.I15])/3" office:value-type="float" office:value="-1.50142255014686" calcext:value-type="float">
            <text:p>-1.50142255014686</text:p>
          </table:table-cell>
          <table:table-cell table:formula="of:=([.H15]+[.I14]+[.J15])/3" office:value-type="float" office:value="-1.48732681471378" calcext:value-type="float">
            <text:p>-1.48732681471378</text:p>
          </table:table-cell>
          <table:table-cell table:formula="of:=([.I15]+[.J14]+[.K15])/3" office:value-type="float" office:value="-2.2728926614825" calcext:value-type="float">
            <text:p>-2.2728926614825</text:p>
          </table:table-cell>
          <table:table-cell table:formula="of:=([.J15]+[.K14]+[.L15])/3" office:value-type="float" office:value="-3.29597623788638" calcext:value-type="float">
            <text:p>-3.29597623788638</text:p>
          </table:table-cell>
          <table:table-cell table:formula="of:=([.K15]+[.L14]+[.M15])/3" office:value-type="float" office:value="-4.67469437806962" calcext:value-type="float">
            <text:p>-4.67469437806962</text:p>
          </table:table-cell>
          <table:table-cell table:formula="of:=([.L15]+[.M14]+[.N15])/3" office:value-type="float" office:value="-6.67958260874362" calcext:value-type="float">
            <text:p>-6.67958260874362</text:p>
          </table:table-cell>
          <table:table-cell office:value-type="float" office:value="-10" calcext:value-type="float">
            <text:p>-1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([.E18]+[.F19]+[.G18])/3" office:value-type="float" office:value="6.60881704453681" calcext:value-type="float">
            <text:p>6.60881704453681</text:p>
          </table:table-cell>
          <table:table-cell table:formula="of:=([.F18]+[.G19]+[.H18])/3" office:value-type="float" office:value="4.63817580821236" calcext:value-type="float">
            <text:p>4.63817580821236</text:p>
          </table:table-cell>
          <table:table-cell table:formula="of:=([.G18]+[.H19]+[.I18])/3" office:value-type="float" office:value="3.37682100657205" calcext:value-type="float">
            <text:p>3.37682100657205</text:p>
          </table:table-cell>
          <table:table-cell table:formula="of:=([.H18]+[.I19]+[.J18])/3" office:value-type="float" office:value="2.5491390022055" calcext:value-type="float">
            <text:p>2.5491390022055</text:p>
          </table:table-cell>
          <table:table-cell table:formula="of:=([.I18]+[.J19]+[.K18])/3" office:value-type="float" office:value="2.03797462978423" calcext:value-type="float">
            <text:p>2.03797462978423</text:p>
          </table:table-cell>
          <table:table-cell table:formula="of:=([.J18]+[.K19])/2" office:value-type="float" office:value="1.79214020206613" calcext:value-type="float">
            <text:p>1.7921402020661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18]+[.E20]+[.F19])/3" office:value-type="float" office:value="6.50161235693499" calcext:value-type="float">
            <text:p>6.50161235693499</text:p>
          </table:table-cell>
          <table:table-cell table:formula="of:=([.F18]+[.E19]+[.F20]+[.G19])/4" office:value-type="float" office:value="5.18827532539806" calcext:value-type="float">
            <text:p>5.18827532539806</text:p>
          </table:table-cell>
          <table:table-cell table:formula="of:=([.G18]+[.F19]+[.G20]+[.H19])/4" office:value-type="float" office:value="3.92888937352821" calcext:value-type="float">
            <text:p>3.92888937352821</text:p>
          </table:table-cell>
          <table:table-cell table:formula="of:=([.H18]+[.G19]+[.H20]+[.I19])/4" office:value-type="float" office:value="2.94314820929829" calcext:value-type="float">
            <text:p>2.94314820929829</text:p>
          </table:table-cell>
          <table:table-cell table:formula="of:=([.I18]+[.H19]+[.I20]+[.J19])/4" office:value-type="float" office:value="2.23262137026022" calcext:value-type="float">
            <text:p>2.23262137026022</text:p>
          </table:table-cell>
          <table:table-cell table:formula="of:=([.J18]+[.I19]+[.J20]+[.K19])/4" office:value-type="float" office:value="1.77264468508107" calcext:value-type="float">
            <text:p>1.77264468508107</text:p>
          </table:table-cell>
          <table:table-cell table:formula="of:=([.K18]+[.K20]+[.J19])/3" office:value-type="float" office:value="1.54630577434803" calcext:value-type="float">
            <text:p>1.546305774348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19]+[.E21]+[.F20])/3" office:value-type="float" office:value="4.3165617454069" calcext:value-type="float">
            <text:p>4.3165617454069</text:p>
          </table:table-cell>
          <table:table-cell table:formula="of:=([.F19]+[.E20]+[.F21]+[.G20])/4" office:value-type="float" office:value="3.71378252659224" calcext:value-type="float">
            <text:p>3.71378252659224</text:p>
          </table:table-cell>
          <table:table-cell table:formula="of:=([.G19]+[.F20]+[.G21]+[.H20])/4" office:value-type="float" office:value="2.94595815120414" calcext:value-type="float">
            <text:p>2.94595815120414</text:p>
          </table:table-cell>
          <table:table-cell table:formula="of:=([.H19]+[.G20]+[.H21]+[.I20])/4" office:value-type="float" office:value="2.23426108683266" calcext:value-type="float">
            <text:p>2.23426108683266</text:p>
          </table:table-cell>
          <table:table-cell table:formula="of:=([.I19]+[.H20]+[.I21]+[.J20])/4" office:value-type="float" office:value="1.66555358445603" calcext:value-type="float">
            <text:p>1.66555358445603</text:p>
          </table:table-cell>
          <table:table-cell table:formula="of:=([.J19]+[.I20]+[.J21]+[.K20])/4" office:value-type="float" office:value="1.27367696593178" calcext:value-type="float">
            <text:p>1.27367696593178</text:p>
          </table:table-cell>
          <table:table-cell table:formula="of:=([.K19]+[.K21]+[.J20])/3" office:value-type="float" office:value="1.07413243589689" calcext:value-type="float">
            <text:p>1.0741324358968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0]+[.E22]+[.F21])/3" office:value-type="float" office:value="2.73429035269349" calcext:value-type="float">
            <text:p>2.73429035269349</text:p>
          </table:table-cell>
          <table:table-cell table:formula="of:=([.F20]+[.E21]+[.F22]+[.G21])/4" office:value-type="float" office:value="2.40433488435984" calcext:value-type="float">
            <text:p>2.40433488435984</text:p>
          </table:table-cell>
          <table:table-cell table:formula="of:=([.G20]+[.F21]+[.G22]+[.H21])/4" office:value-type="float" office:value="1.90689961786345" calcext:value-type="float">
            <text:p>1.90689961786345</text:p>
          </table:table-cell>
          <table:table-cell table:formula="of:=([.H20]+[.G21]+[.H22]+[.I21])/4" office:value-type="float" office:value="1.3823844023722" calcext:value-type="float">
            <text:p>1.3823844023722</text:p>
          </table:table-cell>
          <table:table-cell table:formula="of:=([.I20]+[.H21]+[.I22]+[.J21])/4" office:value-type="float" office:value="0.92165491479944" calcext:value-type="float">
            <text:p>0.92165491479944</text:p>
          </table:table-cell>
          <table:table-cell table:formula="of:=([.J20]+[.I21]+[.J22]+[.K21])/4" office:value-type="float" office:value="0.582377158293141" calcext:value-type="float">
            <text:p>0.582377158293141</text:p>
          </table:table-cell>
          <table:table-cell table:formula="of:=([.K20]+[.K22]+[.J21])/3" office:value-type="float" office:value="0.40241456741086" calcext:value-type="float">
            <text:p>0.4024145674108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1]+[.E23]+[.F22])/3" office:value-type="float" office:value="1.48197442831371" calcext:value-type="float">
            <text:p>1.48197442831371</text:p>
          </table:table-cell>
          <table:table-cell table:formula="of:=([.F21]+[.E22]+[.F23]+[.G22])/4" office:value-type="float" office:value="1.26236704029018" calcext:value-type="float">
            <text:p>1.26236704029018</text:p>
          </table:table-cell>
          <table:table-cell table:formula="of:=([.G21]+[.F22]+[.G23]+[.H22])/4" office:value-type="float" office:value="0.894921033517629" calcext:value-type="float">
            <text:p>0.894921033517629</text:p>
          </table:table-cell>
          <table:table-cell table:formula="of:=([.H21]+[.G22]+[.H23]+[.I22])/4" office:value-type="float" office:value="0.46672198999325" calcext:value-type="float">
            <text:p>0.46672198999325</text:p>
          </table:table-cell>
          <table:table-cell table:formula="of:=([.I21]+[.H22]+[.I23]+[.J22])/4" office:value-type="float" office:value="0.0563045140763915" calcext:value-type="float">
            <text:p>0.056304514076392</text:p>
          </table:table-cell>
          <table:table-cell table:formula="of:=([.J21]+[.I22]+[.J23]+[.K22])/4" office:value-type="float" office:value="-0.268237814969518" calcext:value-type="float">
            <text:p>-0.268237814969518</text:p>
          </table:table-cell>
          <table:table-cell table:formula="of:=([.K21]+[.K23]+[.J22])/3" office:value-type="float" office:value="-0.449265891957449" calcext:value-type="float">
            <text:p>-0.44926589195744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2]+[.E24]+[.F23])/3" office:value-type="float" office:value="0.449265891957475" calcext:value-type="float">
            <text:p>0.449265891957475</text:p>
          </table:table-cell>
          <table:table-cell table:formula="of:=([.F22]+[.E23]+[.F24]+[.G23])/4" office:value-type="float" office:value="0.268237814969544" calcext:value-type="float">
            <text:p>0.268237814969544</text:p>
          </table:table-cell>
          <table:table-cell table:formula="of:=([.G22]+[.F23]+[.G24]+[.H23])/4" office:value-type="float" office:value="-0.0563045140763663" calcext:value-type="float">
            <text:p>-0.056304514076366</text:p>
          </table:table-cell>
          <table:table-cell table:formula="of:=([.H22]+[.G23]+[.H24]+[.I23])/4" office:value-type="float" office:value="-0.466721989993224" calcext:value-type="float">
            <text:p>-0.466721989993224</text:p>
          </table:table-cell>
          <table:table-cell table:formula="of:=([.I22]+[.H23]+[.I24]+[.J23])/4" office:value-type="float" office:value="-0.894921033517604" calcext:value-type="float">
            <text:p>-0.894921033517604</text:p>
          </table:table-cell>
          <table:table-cell table:formula="of:=([.J22]+[.I23]+[.J24]+[.K23])/4" office:value-type="float" office:value="-1.26236704029016" calcext:value-type="float">
            <text:p>-1.26236704029016</text:p>
          </table:table-cell>
          <table:table-cell table:formula="of:=([.K22]+[.K24]+[.J23])/3" office:value-type="float" office:value="-1.48197442831369" calcext:value-type="float">
            <text:p>-1.4819744283136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3]+[.E25]+[.F24])/3" office:value-type="float" office:value="-0.402414567410834" calcext:value-type="float">
            <text:p>-0.402414567410834</text:p>
          </table:table-cell>
          <table:table-cell table:formula="of:=([.F23]+[.E24]+[.F25]+[.G24])/4" office:value-type="float" office:value="-0.582377158293114" calcext:value-type="float">
            <text:p>-0.582377158293114</text:p>
          </table:table-cell>
          <table:table-cell table:formula="of:=([.G23]+[.F24]+[.G25]+[.H24])/4" office:value-type="float" office:value="-0.921654914799414" calcext:value-type="float">
            <text:p>-0.921654914799414</text:p>
          </table:table-cell>
          <table:table-cell table:formula="of:=([.H23]+[.G24]+[.H25]+[.I24])/4" office:value-type="float" office:value="-1.38238440237218" calcext:value-type="float">
            <text:p>-1.38238440237218</text:p>
          </table:table-cell>
          <table:table-cell table:formula="of:=([.I23]+[.H24]+[.I25]+[.J24])/4" office:value-type="float" office:value="-1.90689961786343" calcext:value-type="float">
            <text:p>-1.90689961786343</text:p>
          </table:table-cell>
          <table:table-cell table:formula="of:=([.J23]+[.I24]+[.J25]+[.K24])/4" office:value-type="float" office:value="-2.40433488435982" calcext:value-type="float">
            <text:p>-2.40433488435982</text:p>
          </table:table-cell>
          <table:table-cell table:formula="of:=([.K23]+[.K25]+[.J24])/3" office:value-type="float" office:value="-2.73429035269346" calcext:value-type="float">
            <text:p>-2.7342903526934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4]+[.E26]+[.F25])/3" office:value-type="float" office:value="-1.07413243589686" calcext:value-type="float">
            <text:p>-1.07413243589686</text:p>
          </table:table-cell>
          <table:table-cell table:formula="of:=([.F24]+[.E25]+[.F26]+[.G25])/4" office:value-type="float" office:value="-1.27367696593175" calcext:value-type="float">
            <text:p>-1.27367696593175</text:p>
          </table:table-cell>
          <table:table-cell table:formula="of:=([.G24]+[.F25]+[.G26]+[.H25])/4" office:value-type="float" office:value="-1.665553584456" calcext:value-type="float">
            <text:p>-1.665553584456</text:p>
          </table:table-cell>
          <table:table-cell table:formula="of:=([.H24]+[.G25]+[.H26]+[.I25])/4" office:value-type="float" office:value="-2.23426108683264" calcext:value-type="float">
            <text:p>-2.23426108683264</text:p>
          </table:table-cell>
          <table:table-cell table:formula="of:=([.I24]+[.H25]+[.I26]+[.J25])/4" office:value-type="float" office:value="-2.94595815120412" calcext:value-type="float">
            <text:p>-2.94595815120412</text:p>
          </table:table-cell>
          <table:table-cell table:formula="of:=([.J24]+[.I25]+[.J26]+[.K25])/4" office:value-type="float" office:value="-3.71378252659221" calcext:value-type="float">
            <text:p>-3.71378252659221</text:p>
          </table:table-cell>
          <table:table-cell table:formula="of:=([.K24]+[.K26]+[.J25])/3" office:value-type="float" office:value="-4.31656174540688" calcext:value-type="float">
            <text:p>-4.3165617454068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5]+[.E27]+[.F26])/3" office:value-type="float" office:value="-1.546305774348" calcext:value-type="float">
            <text:p>-1.546305774348</text:p>
          </table:table-cell>
          <table:table-cell table:formula="of:=([.F25]+[.E26]+[.F27]+[.G26])/4" office:value-type="float" office:value="-1.77264468508104" calcext:value-type="float">
            <text:p>-1.77264468508104</text:p>
          </table:table-cell>
          <table:table-cell table:formula="of:=([.G25]+[.F26]+[.G27]+[.H26])/4" office:value-type="float" office:value="-2.23262137026019" calcext:value-type="float">
            <text:p>-2.23262137026019</text:p>
          </table:table-cell>
          <table:table-cell table:formula="of:=([.H25]+[.G26]+[.H27]+[.I26])/4" office:value-type="float" office:value="-2.94314820929826" calcext:value-type="float">
            <text:p>-2.94314820929826</text:p>
          </table:table-cell>
          <table:table-cell table:formula="of:=([.I25]+[.H26]+[.I27]+[.J26])/4" office:value-type="float" office:value="-3.92888937352819" calcext:value-type="float">
            <text:p>-3.92888937352819</text:p>
          </table:table-cell>
          <table:table-cell table:formula="of:=([.J25]+[.I26]+[.J27]+[.K26])/4" office:value-type="float" office:value="-5.18827532539804" calcext:value-type="float">
            <text:p>-5.18827532539804</text:p>
          </table:table-cell>
          <table:table-cell table:formula="of:=([.K25]+[.K27]+[.J26])/3" office:value-type="float" office:value="-6.50161235693497" calcext:value-type="float">
            <text:p>-6.5016123569349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([.E26]+[.F27])/2" office:value-type="float" office:value="-1.7921402020661" calcext:value-type="float">
            <text:p>-1.7921402020661</text:p>
          </table:table-cell>
          <table:table-cell table:formula="of:=([.E27]+[.F26]+[.G27])/3" office:value-type="float" office:value="-2.0379746297842" calcext:value-type="float">
            <text:p>-2.0379746297842</text:p>
          </table:table-cell>
          <table:table-cell table:formula="of:=([.F27]+[.G26]+[.H27])/3" office:value-type="float" office:value="-2.54913900220547" calcext:value-type="float">
            <text:p>-2.54913900220547</text:p>
          </table:table-cell>
          <table:table-cell table:formula="of:=([.G27]+[.H26]+[.I27])/3" office:value-type="float" office:value="-3.37682100657202" calcext:value-type="float">
            <text:p>-3.37682100657202</text:p>
          </table:table-cell>
          <table:table-cell table:formula="of:=([.H27]+[.I26]+[.J27])/3" office:value-type="float" office:value="-4.63817580821234" calcext:value-type="float">
            <text:p>-4.63817580821234</text:p>
          </table:table-cell>
          <table:table-cell table:formula="of:=([.I27]+[.J26]+[.K27])/3" office:value-type="float" office:value="-6.60881704453679" calcext:value-type="float">
            <text:p>-6.60881704453679</text:p>
          </table:table-cell>
          <table:table-cell office:value-type="float" office:value="-10" calcext:value-type="float">
            <text:p>-1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-10" calcext:value-type="float">
            <text:p>-10</text:p>
          </table:table-cell>
          <table:table-cell table:formula="of:=([.E30]+[.F31]+[.G30])/3" office:value-type="float" office:value="-5.14972984672103" calcext:value-type="float">
            <text:p>-5.14972984672103</text:p>
          </table:table-cell>
          <table:table-cell table:formula="of:=([.F30]+[.G31]+[.H30])/3" office:value-type="float" office:value="-2.28444425037816" calcext:value-type="float">
            <text:p>-2.28444425037816</text:p>
          </table:table-cell>
          <table:table-cell table:formula="of:=([.G30]+[.H31]+[.I30])/3" office:value-type="float" office:value="-0.382402962350415" calcext:value-type="float">
            <text:p>-0.382402962350415</text:p>
          </table:table-cell>
          <table:table-cell table:formula="of:=([.H30]+[.I31]+[.J30])/3" office:value-type="float" office:value="0.964274621285957" calcext:value-type="float">
            <text:p>0.964274621285957</text:p>
          </table:table-cell>
          <table:table-cell table:formula="of:=([.I30]+[.J31]+[.K30])/3" office:value-type="float" office:value="1.94303766789644" calcext:value-type="float">
            <text:p>1.94303766789644</text:p>
          </table:table-cell>
          <table:table-cell table:formula="of:=([.J30]+[.K31]+[.L30])/3" office:value-type="float" office:value="2.65125400543654" calcext:value-type="float">
            <text:p>2.65125400543654</text:p>
          </table:table-cell>
          <table:table-cell table:formula="of:=([.K30]+[.L31]+[.M30])/3" office:value-type="float" office:value="3.14483516925622" calcext:value-type="float">
            <text:p>3.14483516925622</text:p>
          </table:table-cell>
          <table:table-cell table:formula="of:=([.L30]+[.M31]+[.N30])/3" office:value-type="float" office:value="3.4574796921677" calcext:value-type="float">
            <text:p>3.4574796921677</text:p>
          </table:table-cell>
          <table:table-cell table:formula="of:=([.M30]+[.N31])/2" office:value-type="float" office:value="3.60908512616223" calcext:value-type="float">
            <text:p>3.60908512616223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0]+[.E32]+[.F31])/3" office:value-type="float" office:value="-5.05544264350184" calcext:value-type="float">
            <text:p>-5.05544264350184</text:p>
          </table:table-cell>
          <table:table-cell table:formula="of:=([.F30]+[.E31]+[.F32]+[.G31])/4" office:value-type="float" office:value="-3.16453086326845" calcext:value-type="float">
            <text:p>-3.16453086326845</text:p>
          </table:table-cell>
          <table:table-cell table:formula="of:=([.G30]+[.F31]+[.G32]+[.H31])/4" office:value-type="float" office:value="-1.32115145613737" calcext:value-type="float">
            <text:p>-1.32115145613737</text:p>
          </table:table-cell>
          <table:table-cell table:formula="of:=([.H30]+[.G31]+[.H32]+[.I31])/4" office:value-type="float" office:value="0.173010033459844" calcext:value-type="float">
            <text:p>0.173010033459844</text:p>
          </table:table-cell>
          <table:table-cell table:formula="of:=([.I30]+[.H31]+[.I32]+[.J31])/4" office:value-type="float" office:value="1.33235202099241" calcext:value-type="float">
            <text:p>1.33235202099241</text:p>
          </table:table-cell>
          <table:table-cell table:formula="of:=([.J30]+[.I31]+[.J32]+[.K31])/4" office:value-type="float" office:value="2.21367482808199" calcext:value-type="float">
            <text:p>2.21367482808199</text:p>
          </table:table-cell>
          <table:table-cell table:formula="of:=([.K30]+[.J31]+[.K32]+[.L31])/4" office:value-type="float" office:value="2.86606393166749" calcext:value-type="float">
            <text:p>2.86606393166749</text:p>
          </table:table-cell>
          <table:table-cell table:formula="of:=([.L30]+[.K31]+[.L32]+[.M31])/4" office:value-type="float" office:value="3.32586456309867" calcext:value-type="float">
            <text:p>3.32586456309867</text:p>
          </table:table-cell>
          <table:table-cell table:formula="of:=([.M30]+[.L31]+[.M32]+[.N31])/4" office:value-type="float" office:value="3.61865927373979" calcext:value-type="float">
            <text:p>3.61865927373979</text:p>
          </table:table-cell>
          <table:table-cell table:formula="of:=([.N30]+[.N32]+[.M31])/3" office:value-type="float" office:value="3.76098215449654" calcext:value-type="float">
            <text:p>3.7609821544965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1]+[.E33]+[.F32])/3" office:value-type="float" office:value="-2.001648822921" calcext:value-type="float">
            <text:p>-2.001648822921</text:p>
          </table:table-cell>
          <table:table-cell table:formula="of:=([.F31]+[.E32]+[.F33]+[.G32])/4" office:value-type="float" office:value="-1.13157993030871" calcext:value-type="float">
            <text:p>-1.13157993030871</text:p>
          </table:table-cell>
          <table:table-cell table:formula="of:=([.G31]+[.F32]+[.G33]+[.H32])/4" office:value-type="float" office:value="-0.00859560725948611" calcext:value-type="float">
            <text:p>-0.008595607259486</text:p>
          </table:table-cell>
          <table:table-cell table:formula="of:=([.H31]+[.G32]+[.H33]+[.I32])/4" office:value-type="float" office:value="1.0633719763799" calcext:value-type="float">
            <text:p>1.0633719763799</text:p>
          </table:table-cell>
          <table:table-cell table:formula="of:=([.I31]+[.H32]+[.I33]+[.J32])/4" office:value-type="float" office:value="1.97860284745056" calcext:value-type="float">
            <text:p>1.97860284745056</text:p>
          </table:table-cell>
          <table:table-cell table:formula="of:=([.J31]+[.I32]+[.J33]+[.K32])/4" office:value-type="float" office:value="2.71341798567339" calcext:value-type="float">
            <text:p>2.71341798567339</text:p>
          </table:table-cell>
          <table:table-cell table:formula="of:=([.K31]+[.J32]+[.K33]+[.L32])/4" office:value-type="float" office:value="3.27362881056795" calcext:value-type="float">
            <text:p>3.27362881056795</text:p>
          </table:table-cell>
          <table:table-cell table:formula="of:=([.L31]+[.K32]+[.L33]+[.M32])/4" office:value-type="float" office:value="3.67406250981681" calcext:value-type="float">
            <text:p>3.67406250981681</text:p>
          </table:table-cell>
          <table:table-cell table:formula="of:=([.M31]+[.L32]+[.M33]+[.N32])/4" office:value-type="float" office:value="3.93045711945361" calcext:value-type="float">
            <text:p>3.93045711945361</text:p>
          </table:table-cell>
          <table:table-cell table:formula="of:=([.N31]+[.N33]+[.M32])/3" office:value-type="float" office:value="4.05526428632696" calcext:value-type="float">
            <text:p>4.0552642863269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2]+[.E34]+[.F33])/3" office:value-type="float" office:value="0.18207610504755" calcext:value-type="float">
            <text:p>0.18207610504755</text:p>
          </table:table-cell>
          <table:table-cell table:formula="of:=([.F32]+[.E33]+[.F34]+[.G33])/4" office:value-type="float" office:value="0.648740189709918" calcext:value-type="float">
            <text:p>0.648740189709918</text:p>
          </table:table-cell>
          <table:table-cell table:formula="of:=([.G32]+[.F33]+[.G34]+[.H33])/4" office:value-type="float" office:value="1.35502093421162" calcext:value-type="float">
            <text:p>1.35502093421162</text:p>
          </table:table-cell>
          <table:table-cell table:formula="of:=([.H32]+[.G33]+[.H34]+[.I33])/4" office:value-type="float" office:value="2.11059535026883" calcext:value-type="float">
            <text:p>2.11059535026883</text:p>
          </table:table-cell>
          <table:table-cell table:formula="of:=([.I32]+[.H33]+[.I34]+[.J33])/4" office:value-type="float" office:value="2.80540736084551" calcext:value-type="float">
            <text:p>2.80540736084551</text:p>
          </table:table-cell>
          <table:table-cell table:formula="of:=([.J32]+[.I33]+[.J34]+[.K33])/4" office:value-type="float" office:value="3.38792900167798" calcext:value-type="float">
            <text:p>3.38792900167798</text:p>
          </table:table-cell>
          <table:table-cell table:formula="of:=([.K32]+[.J33]+[.K34]+[.L33])/4" office:value-type="float" office:value="3.84111870366727" calcext:value-type="float">
            <text:p>3.84111870366727</text:p>
          </table:table-cell>
          <table:table-cell table:formula="of:=([.L32]+[.K33]+[.L34]+[.M33])/4" office:value-type="float" office:value="4.16645930811751" calcext:value-type="float">
            <text:p>4.16645930811751</text:p>
          </table:table-cell>
          <table:table-cell table:formula="of:=([.M32]+[.L33]+[.M34]+[.N33])/4" office:value-type="float" office:value="4.37397696313214" calcext:value-type="float">
            <text:p>4.37397696313214</text:p>
          </table:table-cell>
          <table:table-cell table:formula="of:=([.N32]+[.N34]+[.M33])/3" office:value-type="float" office:value="4.47445882773147" calcext:value-type="float">
            <text:p>4.4744588277314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3]+[.E35]+[.F34])/3" office:value-type="float" office:value="1.89914726649255" calcext:value-type="float">
            <text:p>1.89914726649255</text:p>
          </table:table-cell>
          <table:table-cell table:formula="of:=([.F33]+[.E34]+[.F35]+[.G34])/4" office:value-type="float" office:value="2.18980974077673" calcext:value-type="float">
            <text:p>2.18980974077673</text:p>
          </table:table-cell>
          <table:table-cell table:formula="of:=([.G33]+[.F34]+[.G35]+[.H34])/4" office:value-type="float" office:value="2.66939135113463" calcext:value-type="float">
            <text:p>2.66939135113463</text:p>
          </table:table-cell>
          <table:table-cell table:formula="of:=([.H33]+[.G34]+[.H35]+[.I34])/4" office:value-type="float" office:value="3.21869440084314" calcext:value-type="float">
            <text:p>3.21869440084314</text:p>
          </table:table-cell>
          <table:table-cell table:formula="of:=([.I33]+[.H34]+[.I35]+[.J34])/4" office:value-type="float" office:value="3.74462907467442" calcext:value-type="float">
            <text:p>3.74462907467442</text:p>
          </table:table-cell>
          <table:table-cell table:formula="of:=([.J33]+[.I34]+[.J35]+[.K34])/4" office:value-type="float" office:value="4.19191703692203" calcext:value-type="float">
            <text:p>4.19191703692203</text:p>
          </table:table-cell>
          <table:table-cell table:formula="of:=([.K33]+[.J34]+[.K35]+[.L34])/4" office:value-type="float" office:value="4.53659254541315" calcext:value-type="float">
            <text:p>4.53659254541315</text:p>
          </table:table-cell>
          <table:table-cell table:formula="of:=([.L33]+[.K34]+[.L35]+[.M34])/4" office:value-type="float" office:value="4.77682410137739" calcext:value-type="float">
            <text:p>4.77682410137739</text:p>
          </table:table-cell>
          <table:table-cell table:formula="of:=([.M33]+[.L34]+[.M35]+[.N34])/4" office:value-type="float" office:value="4.92465678522842" calcext:value-type="float">
            <text:p>4.92465678522842</text:p>
          </table:table-cell>
          <table:table-cell table:formula="of:=([.N33]+[.N35]+[.M34])/3" office:value-type="float" office:value="4.99424955010652" calcext:value-type="float">
            <text:p>4.9942495501065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4]+[.E36]+[.F35])/3" office:value-type="float" office:value="3.32558690806981" calcext:value-type="float">
            <text:p>3.32558690806981</text:p>
          </table:table-cell>
          <table:table-cell table:formula="of:=([.F34]+[.E35]+[.F36]+[.G35])/4" office:value-type="float" office:value="3.54204822908519" calcext:value-type="float">
            <text:p>3.54204822908519</text:p>
          </table:table-cell>
          <table:table-cell table:formula="of:=([.G34]+[.F35]+[.G36]+[.H35])/4" office:value-type="float" office:value="3.91407723150481" calcext:value-type="float">
            <text:p>3.91407723150481</text:p>
          </table:table-cell>
          <table:table-cell table:formula="of:=([.H34]+[.G35]+[.H36]+[.I35])/4" office:value-type="float" office:value="4.35027471211127" calcext:value-type="float">
            <text:p>4.35027471211127</text:p>
          </table:table-cell>
          <table:table-cell table:formula="of:=([.I34]+[.H35]+[.I36]+[.J35])/4" office:value-type="float" office:value="4.76261074987356" calcext:value-type="float">
            <text:p>4.76261074987356</text:p>
          </table:table-cell>
          <table:table-cell table:formula="of:=([.J34]+[.I35]+[.J36]+[.K35])/4" office:value-type="float" office:value="5.09864972613765" calcext:value-type="float">
            <text:p>5.09864972613765</text:p>
          </table:table-cell>
          <table:table-cell table:formula="of:=([.K34]+[.J35]+[.K36]+[.L35])/4" office:value-type="float" office:value="5.33662911982471" calcext:value-type="float">
            <text:p>5.33662911982471</text:p>
          </table:table-cell>
          <table:table-cell table:formula="of:=([.L34]+[.K35]+[.L36]+[.M35])/4" office:value-type="float" office:value="5.47972072433567" calcext:value-type="float">
            <text:p>5.47972072433567</text:p>
          </table:table-cell>
          <table:table-cell table:formula="of:=([.M34]+[.L35]+[.M36]+[.N35])/4" office:value-type="float" office:value="5.55368727916018" calcext:value-type="float">
            <text:p>5.55368727916018</text:p>
          </table:table-cell>
          <table:table-cell table:formula="of:=([.N34]+[.N36]+[.M35])/3" office:value-type="float" office:value="5.58373781240788" calcext:value-type="float">
            <text:p>5.5837378124078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5]+[.E37]+[.F36])/3" office:value-type="float" office:value="4.53560575493964" calcext:value-type="float">
            <text:p>4.53560575493964</text:p>
          </table:table-cell>
          <table:table-cell table:formula="of:=([.F35]+[.E36]+[.F37]+[.G36])/4" office:value-type="float" office:value="4.73911766196516" calcext:value-type="float">
            <text:p>4.73911766196516</text:p>
          </table:table-cell>
          <table:table-cell table:formula="of:=([.G35]+[.F36]+[.G37]+[.H36])/4" office:value-type="float" office:value="5.09463031983417" calcext:value-type="float">
            <text:p>5.09463031983417</text:p>
          </table:table-cell>
          <table:table-cell table:formula="of:=([.H35]+[.G36]+[.H37]+[.I36])/4" office:value-type="float" office:value="5.5058141232883" calcext:value-type="float">
            <text:p>5.5058141232883</text:p>
          </table:table-cell>
          <table:table-cell table:formula="of:=([.I35]+[.H36]+[.I37]+[.J36])/4" office:value-type="float" office:value="5.85698247737695" calcext:value-type="float">
            <text:p>5.85698247737695</text:p>
          </table:table-cell>
          <table:table-cell table:formula="of:=([.J35]+[.I36]+[.J37]+[.K36])/4" office:value-type="float" office:value="6.10355793110436" calcext:value-type="float">
            <text:p>6.10355793110436</text:p>
          </table:table-cell>
          <table:table-cell table:formula="of:=([.K35]+[.J36]+[.K37]+[.L36])/4" office:value-type="float" office:value="6.23165277721385" calcext:value-type="float">
            <text:p>6.23165277721385</text:p>
          </table:table-cell>
          <table:table-cell table:formula="of:=([.L35]+[.K36]+[.L37]+[.M36])/4" office:value-type="float" office:value="6.25185998227344" calcext:value-type="float">
            <text:p>6.25185998227344</text:p>
          </table:table-cell>
          <table:table-cell table:formula="of:=([.M35]+[.L36]+[.M37]+[.N36])/4" office:value-type="float" office:value="6.22672871670278" calcext:value-type="float">
            <text:p>6.22672871670278</text:p>
          </table:table-cell>
          <table:table-cell table:formula="of:=([.N35]+[.N37]+[.M36])/3" office:value-type="float" office:value="6.20336943696264" calcext:value-type="float">
            <text:p>6.2033694369626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6]+[.E38]+[.F37])/3" office:value-type="float" office:value="5.54214640581428" calcext:value-type="float">
            <text:p>5.54214640581428</text:p>
          </table:table-cell>
          <table:table-cell table:formula="of:=([.F36]+[.E37]+[.F38]+[.G37])/4" office:value-type="float" office:value="5.78425879874463" calcext:value-type="float">
            <text:p>5.78425879874463</text:p>
          </table:table-cell>
          <table:table-cell table:formula="of:=([.G36]+[.F37]+[.G38]+[.H37])/4" office:value-type="float" office:value="6.21954283097641" calcext:value-type="float">
            <text:p>6.21954283097641</text:p>
          </table:table-cell>
          <table:table-cell table:formula="of:=([.H36]+[.G37]+[.H38]+[.I37])/4" office:value-type="float" office:value="6.72145618800664" calcext:value-type="float">
            <text:p>6.72145618800664</text:p>
          </table:table-cell>
          <table:table-cell table:formula="of:=([.I36]+[.H37]+[.I38]+[.J37])/4" office:value-type="float" office:value="7.05601774398969" calcext:value-type="float">
            <text:p>7.05601774398969</text:p>
          </table:table-cell>
          <table:table-cell table:formula="of:=([.J36]+[.I37]+[.J38]+[.K37])/4" office:value-type="float" office:value="7.22704254180268" calcext:value-type="float">
            <text:p>7.22704254180268</text:p>
          </table:table-cell>
          <table:table-cell table:formula="of:=([.K36]+[.J37]+[.K38]+[.L37])/4" office:value-type="float" office:value="7.23464018767862" calcext:value-type="float">
            <text:p>7.23464018767862</text:p>
          </table:table-cell>
          <table:table-cell table:formula="of:=([.L36]+[.K37]+[.L38]+[.M37])/4" office:value-type="float" office:value="7.0694369675649" calcext:value-type="float">
            <text:p>7.0694369675649</text:p>
          </table:table-cell>
          <table:table-cell table:formula="of:=([.M36]+[.L37]+[.M38]+[.N37])/4" office:value-type="float" office:value="6.89807465206191" calcext:value-type="float">
            <text:p>6.89807465206191</text:p>
          </table:table-cell>
          <table:table-cell table:formula="of:=([.N36]+[.N38]+[.M37])/3" office:value-type="float" office:value="6.79972062312892" calcext:value-type="float">
            <text:p>6.7997206231289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7]+[.E39]+[.F38])/3" office:value-type="float" office:value="6.30661429892041" calcext:value-type="float">
            <text:p>6.30661429892041</text:p>
          </table:table-cell>
          <table:table-cell table:formula="of:=([.F37]+[.E38]+[.F39]+[.G38])/4" office:value-type="float" office:value="6.63628434088385" calcext:value-type="float">
            <text:p>6.63628434088385</text:p>
          </table:table-cell>
          <table:table-cell table:formula="of:=([.G37]+[.F38]+[.G39]+[.H38])/4" office:value-type="float" office:value="7.27792232695479" calcext:value-type="float">
            <text:p>7.27792232695479</text:p>
          </table:table-cell>
          <table:table-cell table:formula="of:=([.H37]+[.G38]+[.H39]+[.I38])/4" office:value-type="float" office:value="8.10449181874251" calcext:value-type="float">
            <text:p>8.10449181874251</text:p>
          </table:table-cell>
          <table:table-cell table:formula="of:=([.I37]+[.H38]+[.I39]+[.J38])/4" office:value-type="float" office:value="8.41863067080577" calcext:value-type="float">
            <text:p>8.41863067080577</text:p>
          </table:table-cell>
          <table:table-cell table:formula="of:=([.J37]+[.I38]+[.J39]+[.K38])/4" office:value-type="float" office:value="8.51402642118261" calcext:value-type="float">
            <text:p>8.51402642118261</text:p>
          </table:table-cell>
          <table:table-cell table:formula="of:=([.K37]+[.J38]+[.K39]+[.L38])/4" office:value-type="float" office:value="8.41047567156357" calcext:value-type="float">
            <text:p>8.41047567156357</text:p>
          </table:table-cell>
          <table:table-cell table:formula="of:=([.L37]+[.K38]+[.L39]+[.M38])/4" office:value-type="float" office:value="7.89325104675135" calcext:value-type="float">
            <text:p>7.89325104675135</text:p>
          </table:table-cell>
          <table:table-cell table:formula="of:=([.M37]+[.L38]+[.M39]+[.N38])/4" office:value-type="float" office:value="7.49646740739243" calcext:value-type="float">
            <text:p>7.49646740739243</text:p>
          </table:table-cell>
          <table:table-cell table:formula="of:=([.N37]+[.N39]+[.M38])/3" office:value-type="float" office:value="7.29777974264454" calcext:value-type="float">
            <text:p>7.2977797426445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([.E38]+[.F39])/2" office:value-type="float" office:value="6.74144893120521" calcext:value-type="float">
            <text:p>6.74144893120521</text:p>
          </table:table-cell>
          <table:table-cell table:formula="of:=([.E39]+[.F38]+[.G39])/3" office:value-type="float" office:value="7.17636359495052" calcext:value-type="float">
            <text:p>7.17636359495052</text:p>
          </table:table-cell>
          <table:table-cell table:formula="of:=([.F39]+[.G38]+[.H39])/3" office:value-type="float" office:value="8.15141998524682" calcext:value-type="float">
            <text:p>8.15141998524682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K39]+[.L38]+[.M39])/3" office:value-type="float" office:value="8.59667607795489" calcext:value-type="float">
            <text:p>8.59667607795489</text:p>
          </table:table-cell>
          <table:table-cell table:formula="of:=([.L39]+[.M38]+[.N39])/3" office:value-type="float" office:value="7.89680088599684" calcext:value-type="float">
            <text:p>7.89680088599684</text:p>
          </table:table-cell>
          <table:table-cell table:formula="of:=([.M39]+[.N38])/2" office:value-type="float" office:value="7.59727263383376" calcext:value-type="float">
            <text:p>7.59727263383376</text:p>
          </table:table-cell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Stegeman - CITG</meta:initial-creator>
    <meta:creation-date>2021-03-21T18:53:16</meta:creation-date>
    <dc:date>2021-07-13T14:11:02.856000000</dc:date>
    <meta:generator>LibreOffice/6.2.3.2$Windows_X86_64 LibreOffice_project/aecc05fe267cc68dde00352a451aa867b3b546ac</meta:generator>
    <meta:editing-duration>PT49M51S</meta:editing-duration>
    <meta:editing-cycles>1</meta:editing-cycles>
    <meta:document-statistic meta:table-count="1" meta:cell-count="270" meta:object-count="0"/>
    <meta:user-defined meta:name="AppVersion">16.0300</meta:user-defined>
    <meta:user-defined meta:name="Company">TU Del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